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990000004F3A0F351D9861D8BE.png" manifest:media-type="image/png"/>
  <manifest:file-entry manifest:full-path="Pictures/10000001000003240000006CDCD32AFB951C376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00%" fo:break-before="auto" fo:break-after="auto">
        <style:tab-stops>
          <style:tab-stop style:position="1cm"/>
        </style:tab-stops>
      </style:paragraph-properties>
      <style:text-properties style:font-name="Liberation Serif" fo:font-size="8pt" style:font-name-asian="Liberation Serif1" style:font-size-asian="8pt" style:font-name-complex="Liberation Serif1" style:font-size-complex="8pt"/>
    </style:style>
    <style:style style:name="P3" style:family="paragraph" style:parent-style-name="Standard">
      <style:paragraph-properties fo:margin-left="0cm" fo:margin-right="0.101cm" fo:line-height="100%" fo:text-indent="0cm" style:auto-text-indent="false" fo:break-before="auto" fo:break-after="auto">
        <style:tab-stops>
          <style:tab-stop style:position="1cm"/>
        </style:tab-stops>
      </style:paragraph-properties>
      <style:text-properties style:font-name="Liberation Serif" fo:font-size="8pt" style:font-name-asian="Liberation Serif1" style:font-size-asian="8pt" style:font-name-complex="Liberation Serif1" style:font-size-complex="8pt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Text_20_body">
      <style:paragraph-properties fo:margin-top="0cm" fo:margin-bottom="0.423cm" style:contextual-spacing="false" fo:line-height="138%" style:writing-mode="lr-tb"/>
    </style:style>
    <style:style style:name="P6" style:family="paragraph" style:parent-style-name="Text_20_body">
      <style:paragraph-properties fo:margin-top="0cm" fo:margin-bottom="0.423cm" style:contextual-spacing="false" fo:line-height="138%" style:writing-mode="lr-tb"/>
      <style:text-properties officeooo:paragraph-rsid="0011bf1b"/>
    </style:style>
    <style:style style:name="P7" style:family="paragraph" style:parent-style-name="Text_20_body">
      <style:paragraph-properties fo:margin-top="0cm" fo:margin-bottom="0.423cm" style:contextual-spacing="false" fo:line-height="138%" style:writing-mode="lr-tb"/>
      <style:text-properties officeooo:rsid="000ff8a5" officeooo:paragraph-rsid="000ff8a5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line-height="138%" fo:text-indent="0cm" style:auto-text-indent="false" style:writing-mode="lr-tb"/>
      <style:text-properties officeooo:rsid="0012393f" officeooo:paragraph-rsid="0012393f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Arial1" fo:font-size="20pt" fo:font-style="normal" style:text-underline-style="none" fo:font-weight="normal" officeooo:rsid="000ff8a5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line-height="138%" fo:text-indent="0cm" style:auto-text-indent="false" style:writing-mode="lr-tb"/>
      <style:text-properties officeooo:rsid="001570ae" officeooo:paragraph-rsid="001570ae"/>
    </style:style>
    <style:style style:name="P11" style:family="paragraph" style:parent-style-name="Heading_20_1" style:master-page-name="Standard">
      <style:paragraph-properties fo:text-align="center" style:justify-single-word="false" style:page-number="1"/>
    </style:style>
    <style:style style:name="P12" style:family="paragraph" style:parent-style-name="Text_20_body" style:list-style-name="L1">
      <loext:graphic-properties draw:fill="none" draw:fill-color="#ffffff"/>
      <style:paragraph-properties fo:margin-left="0.776cm" fo:margin-right="0.388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left="0.776cm" fo:margin-right="0.388cm" fo:margin-top="0cm" fo:margin-bottom="0cm" style:contextual-spacing="false" fo:line-height="138%" fo:text-indent="0cm" style:auto-text-indent="false" fo:background-color="transparent" fo:padding="0cm" fo:border="none" style:writing-mode="lr-tb"/>
    </style:style>
    <style:style style:name="P14" style:family="paragraph" style:parent-style-name="Text_20_body" style:list-style-name="L1">
      <loext:graphic-properties draw:fill="none" draw:fill-color="#ffffff"/>
      <style:paragraph-properties fo:margin-left="0.776cm" fo:margin-right="0.388cm" fo:margin-top="0cm" fo:margin-bottom="0.423cm" style:contextual-spacing="false" fo:line-height="138%" fo:text-indent="0cm" style:auto-text-indent="false" fo:background-color="transparent" fo:padding="0cm" fo:border="none" style:writing-mode="lr-tb"/>
    </style:style>
    <style:style style:name="P15" style:family="paragraph" style:parent-style-name="Text_20_body" style:list-style-name="L1">
      <loext:graphic-properties draw:fill="none" draw:fill-color="#ffffff"/>
      <style:paragraph-properties fo:margin-left="0.776cm" fo:margin-right="0.388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officeooo:rsid="0012393f" officeooo:paragraph-rsid="0012393f"/>
    </style:style>
    <style:style style:name="T1" style:family="text">
      <style:text-properties fo:font-variant="normal" fo:text-transform="none" fo:color="#495057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495057" loext:opacity="100%" style:text-line-through-style="none" style:text-line-through-type="none" style:font-name="Arial1" fo:font-size="12pt" fo:font-style="normal" style:text-underline-style="none" fo:font-weight="normal" officeooo:rsid="000ff8a5" style:text-blinking="false" fo:background-color="transparent" loext:char-shading-value="0"/>
    </style:style>
    <style:style style:name="T3" style:family="text">
      <style:text-properties fo:font-variant="normal" fo:text-transform="none" fo:color="#495057" loext:opacity="100%" style:text-line-through-style="none" style:text-line-through-type="none" style:font-name="Arial1" fo:font-size="12pt" fo:font-style="normal" style:text-underline-style="none" fo:font-weight="normal" officeooo:rsid="0011bf1b" style:text-blinking="false" fo:background-color="transparent" loext:char-shading-value="0"/>
    </style:style>
    <style:style style:name="T4" style:family="text">
      <style:text-properties fo:font-variant="normal" fo:text-transform="none" fo:color="#495057" loext:opacity="100%" style:text-line-through-style="none" style:text-line-through-type="none" style:font-name="Arial1" fo:font-size="12pt" fo:font-style="normal" style:text-underline-style="none" fo:font-weight="normal" officeooo:rsid="001570ae" style:text-blinking="false" fo:background-color="transparent" loext:char-shading-value="0"/>
    </style:style>
    <style:style style:name="T5" style:family="text">
      <style:text-properties fo:font-variant="normal" fo:text-transform="none" fo:color="#495057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0ff8a5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2393f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42e39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753d3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20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20pt" fo:font-style="normal" style:text-underline-style="none" fo:font-weight="normal" officeooo:rsid="000ff8a5" style:text-blinking="false" fo:background-color="transparent" loext:char-shading-value="0" style:font-size-asian="20pt" style:font-size-complex="20pt"/>
    </style:style>
    <style:style style:name="T13" style:family="text">
      <style:text-properties officeooo:rsid="0011bf1b"/>
    </style:style>
    <style:style style:name="T14" style:family="text">
      <style:text-properties officeooo:rsid="0012393f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qb4mvbi4acdi"/>Tasca 3. <text:bookmark text:name="docs-internal-guid-4f45bd44-7fff-5be4-06e6-15a58c3b4c9d"/><text:span text:style-name="T11">Utilització d’eines de control de versions amb </text:span><text:span text:style-name="T12">IDE</text:span></text:p>
      <text:p text:style-name="P9"/>
      <text:p text:style-name="P5"><text:span text:style-name="T4">A) </text:span><text:span text:style-name="T1">Amb </text:span><text:span text:style-name="T2">l'ajuda del vostre IDE habitual </text:span><text:span text:style-name="T3">(no amb la línia de comandes) </text:span><text:span text:style-name="T1">realitza les següents accions, creant un document amb captures de pantalla.</text:span></text:p>
      <text:p text:style-name="P7"><text:span text:style-name="T1">Depenent del IDE que facis servir pot ser que necessitis instal·lar algun plugin pr</text:span><text:span text:style-name="T3">è</text:span><text:span text:style-name="T1">viament.</text:span></text:p>
      <text:p text:style-name="P6"><text:span text:style-name="T1">Abans de començar, has d’haver rebut i acceptat una invitació a col·laborar al repositori </text:span><text:span text:style-name="T6">https://github.com/joanvilaseca/MP0</text:span><text:span text:style-name="T8">8</text:span><text:span text:style-name="T6">.git</text:span></text:p>
      <text:list xml:id="list3142949231" text:style-name="L1">
        <text:list-item>
          <text:p text:style-name="P12">Clona el repositori que obtindràs de github https://github.com/joanvilaseca/MP0<text:span text:style-name="T14">8</text:span>.git</text:p>
        </text:list-item>
        <text:list-item>
          <text:p text:style-name="P13"><text:span text:style-name="T6">Crea un projecte amb </text:span><text:span text:style-name="T7">l'IDE</text:span><text:span text:style-name="T6"> utilitzant aquesta carpeta. </text:span></text:p>
        </text:list-item>
        <text:list-item>
          <text:p text:style-name="P12">Copia el contingut de index.html en un nou fitxer [nom_cognom].html</text:p>
        </text:list-item>
        <text:list-item>
          <text:p text:style-name="P13"><text:span text:style-name="T6">Afegeix un &lt;h</text:span><text:span text:style-name="T8">2</text:span><text:span text:style-name="T6">&gt;el</text:span><text:span text:style-name="T8">_</text:span><text:span text:style-name="T6">teu</text:span><text:span text:style-name="T8">_</text:span><text:span text:style-name="T6">nom </text:span><text:span text:style-name="T8">_</text:span><text:span text:style-name="T6">cognom&lt;/h</text:span><text:span text:style-name="T8">2</text:span><text:span text:style-name="T6">&gt;</text:span><text:span text:style-name="T8"> dins de &lt;section&gt;</text:span></text:p>
        </text:list-item>
        <text:list-item>
          <text:p text:style-name="P15"><text:span text:style-name="T8">C</text:span><text:span text:style-name="T6">opia el contingut d'estils.css en un nou fitxer [estils_nom_cognom].html i crea un estil personalitzat pel &lt;h2&gt; del fitxer html on apareix el teu nom.</text:span></text:p>
        </text:list-item>
        <text:list-item>
          <text:p text:style-name="P13"><text:span text:style-name="T6">Utilitzant el control de versions de</text:span><text:span text:style-name="T7">l teu IDE</text:span><text:span text:style-name="T6">, puja aquest</text:span><text:span text:style-name="T8">s</text:span><text:span text:style-name="T6"> canvi</text:span><text:span text:style-name="T8">s</text:span><text:span text:style-name="T6"> al repositori  (al commit posa-hi el teu nom).</text:span></text:p>
        </text:list-item>
        <text:list-item>
          <text:p text:style-name="P12"><text:span text:style-name="T13">M</text:span>ou-te a la branca <text:span text:style-name="T14">images</text:span>-pages</text:p>
        </text:list-item>
        <text:list-item>
          <text:p text:style-name="P12">Afegeix, a sota del teu nom, una imatge que t'agradi</text:p>
        </text:list-item>
        <text:list-item>
          <text:p text:style-name="P12">Puja aquests canvis al repositori, a la branca <text:span text:style-name="T14">images</text:span>-pages</text:p>
        </text:list-item>
        <text:list-item>
          <text:p text:style-name="P12">Actualitza el teu repositori local per incorporar els canvis fets pels teus companys.</text:p>
        </text:list-item>
        <text:list-item>
          <text:p text:style-name="P14"><text:span text:style-name="T6">Pots veure les pàgines dels teus companys a </text:span><text:span text:style-name="T8">https://joanvilaseca.github.io/MP08/</text:span><text:span text:style-name="T6">[pàgina del company].html</text:span><text:span text:style-name="T9"> </text:span><text:span text:style-name="T10">Aquest enllaç només mostra el contingut de la branca master. </text:span><text:span text:style-name="T9">(Mostra per dos companys el contingut del seu fitxer en cada una de les branques).</text:span></text:p>
        </text:list-item>
      </text:list>
      <text:p text:style-name="P10"><text:span text:style-name="T4">B</text:span><text:span text:style-name="T1">) Omple els comentaris i crea la documentació del programa Java proporcionat. S’ha de mostrar el resultat html creat.</text:span></text:p>
      <text:p text:style-name="P8"><text:span text:style-name="T4">C) </text:span><text:span text:style-name="T1">Finalment realitzeu el </text:span><text:span text:style-name="T5">Test: Pràctica 4</text:span><text:span text:style-name="T1">. Teniu la possibilitat de realitzar dos intents i només us comptarà el mill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f33784" loext:opacity="100%" fo:font-size="13.5pt" fo:background-color="#ffffff" style:font-size-asian="13.5pt" style:font-size-complex="13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f33784" loext:opacity="100%" fo:font-size="13.5pt" style:text-underline-style="solid" style:text-underline-width="auto" style:text-underline-color="font-color" fo:background-color="#ffffff" style:font-size-asian="13.5pt" style:font-size-complex="13.5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break-before="auto" fo:break-after="auto"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MP2" style:family="paragraph" style:parent-style-name="Standard">
      <style:paragraph-properties fo:line-height="100%" fo:break-before="auto" fo:break-after="auto">
        <style:tab-stops>
          <style:tab-stop style:position="1cm"/>
        </style:tab-stops>
      </style:paragraph-properties>
      <style:text-properties style:font-name="Liberation Serif" fo:font-size="8pt" style:font-name-asian="Liberation Serif1" style:font-size-asian="8pt" style:font-name-complex="Liberation Serif1" style:font-size-complex="8pt"/>
    </style:style>
    <style:style style:name="MP3" style:family="paragraph" style:parent-style-name="Standard">
      <style:paragraph-properties fo:margin-left="0cm" fo:margin-right="0.101cm" fo:line-height="100%" fo:text-indent="0cm" style:auto-text-indent="false" fo:break-before="auto" fo:break-after="auto">
        <style:tab-stops>
          <style:tab-stop style:position="1cm"/>
        </style:tab-stops>
      </style:paragraph-properties>
      <style:text-properties style:font-name="Liberation Serif" fo:font-size="8pt" style:font-name-asian="Liberation Serif1" style:font-size-asian="8pt" style:font-name-complex="Liberation Serif1" style:font-size-complex="8pt"/>
    </style:style>
    <style:style style:name="MP4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stitut <text:s/>Cirvianum de Torelló<draw:frame draw:style-name="Mfr1" draw:name="image2.png" text:anchor-type="char" svg:x="0cm" svg:y="-1.164cm" svg:width="5.634cm" svg:height="0.762cm" draw:z-index="1"><draw:image xlink:href="Pictures/10000001000003240000006CDCD32AFB951C3769.png" xlink:type="simple" xlink:show="embed" xlink:actuate="onLoad" draw:mime-type="image/png"/></draw:frame><draw:frame draw:style-name="Mfr1" draw:name="image1.png" text:anchor-type="char" svg:x="15.24cm" svg:y="-1.164cm" svg:width="3.122cm" svg:height="1.626cm" draw:z-index="0"><draw:image xlink:href="Pictures/10000001000000990000004F3A0F351D9861D8BE.png" xlink:type="simple" xlink:show="embed" xlink:actuate="onLoad" draw:mime-type="image/png"/></draw:frame></text:p>
        <text:p text:style-name="MP2">C/ Ausies March, s/n </text:p>
        <text:p text:style-name="MP3">08519 Torelló <text:tab/><text:tab/><text:tab/><text:tab/> Mòdul 8. Desplegament Aplicacions Web</text:p>
        <text:p text:style-name="MP2">Tel. 93 859 17 58<text:tab/><text:tab/><text:tab/><text:tab/> UF4 - Control de versions</text:p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0-14T16:48:50.993741026</dc:date>
    <meta:editing-duration>PT36M52S</meta:editing-duration>
    <meta:editing-cycles>6</meta:editing-cycles>
    <meta:document-statistic meta:table-count="0" meta:image-count="2" meta:object-count="0" meta:page-count="1" meta:paragraph-count="21" meta:word-count="287" meta:character-count="1844" meta:non-whitespace-character-count="1576"/>
  </office:meta>
</office:document-meta>
</file>